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6354" officeooo:paragraph-rsid="00196354"/>
    </style:style>
    <style:style style:name="P2" style:family="paragraph" style:parent-style-name="Standard">
      <style:text-properties fo:font-weight="bold"/>
    </style:style>
    <style:style style:name="P3" style:family="paragraph" style:parent-style-name="Standard">
      <style:text-properties fo:color="#4caf50" fo:font-weight="bold"/>
    </style:style>
    <style:style style:name="P4" style:family="paragraph" style:parent-style-name="Standard">
      <style:paragraph-properties fo:margin-top="0cm" fo:margin-bottom="0.499cm" loext:contextual-spacing="false"/>
    </style:style>
    <style:style style:name="P5" style:family="paragraph" style:parent-style-name="Standard">
      <style:paragraph-properties fo:margin-top="0cm" fo:margin-bottom="0.499cm" loext:contextual-spacing="false"/>
      <style:text-properties fo:font-style="italic"/>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fo:color="#4caf50" fo:font-weight="bold"/>
    </style:style>
    <style:style style:name="P8" style:family="paragraph" style:parent-style-name="Text_20_body">
      <style:paragraph-properties fo:margin-top="0cm" fo:margin-bottom="0cm" loext:contextual-spacing="false"/>
      <style:text-properties fo:color="#4caf50" fo:font-weight="bold" fo:background-color="#ffffff"/>
    </style:style>
    <style:style style:name="P9" style:family="paragraph" style:parent-style-name="Text_20_body">
      <style:paragraph-properties fo:margin-top="0cm" fo:margin-bottom="0cm" loext:contextual-spacing="false"/>
      <style:text-properties fo:font-weight="bold"/>
    </style:style>
    <style:style style:name="P10" style:family="paragraph" style:parent-style-name="Text_20_body">
      <style:paragraph-properties fo:margin-top="0cm" fo:margin-bottom="0cm" loext:contextual-spacing="false"/>
      <style:text-properties fo:font-style="italic"/>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fo:color="#33cc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om: <text:span text:style-name="T1">Capturing the Patient’s Perspective: a Review of Advances in Natural Language Processing of Health-Related Text</text:span></text:p>
      <text:p text:style-name="P5"/>
      <text:p text:style-name="P2">Terms</text:p>
      <text:p text:style-name="P4">Transfer Learning (e.g. TimeNet) "Fine tuning a pre-trained network):</text:p>
      <text:p text:style-name="P2">Terms</text:p>
      <text:p text:style-name="Standard">CRF = Conditional Random Field </text:p>
      <text:p text:style-name="Standard">Word Embedding</text:p>
      <text:p text:style-name="P4">LSTM-CRF <text:line-break/><text:line-break/>Background Information<text:line-break/>Test Results<text:line-break/>Diagnosis<text:line-break/>Prognosis<text:line-break/>Therapy<text:line-break/>System Wide Decision Support<text:line-break/>    Hospital<text:line-break/>    Health Network<text:line-break/>    Country</text:p>
      <text:p text:style-name="P5"><text:line-break/>"Capture it all, even if you can't use it all at the moment"<text:line-break/>"Capture it as close to the source as possible"</text:p>
      <text:p text:style-name="P2">Activities</text:p>
      <text:p text:style-name="Standard"><text:span text:style-name="T2">Concept Extraction</text:span> (using a Named Entity Recogniser - NER) <text:span text:style-name="T1"><text:line-break/></text:span>&lt;&lt; subsets in the field of interest<text:line-break/>    "Clinical Entity Recognition"<text:line-break/>        Entity: "problem"<text:line-break/>        Entity: "test"<text:line-break/>        Entity: "treatment"<text:line-break/>        Entity: "department"<text:line-break/>        Entity: "evidential"<text:line-break/>        Entity: "occurrence"<text:line-break/>    "Clinical event Recognition"<text:line-break/>    "Protected Health Information Recognition" (PHI)<text:span text:style-name="T1"><text:line-break/>    </text:span></text:p>
      <text:p text:style-name="Standard">     from "<text:span text:style-name="T1">Deep learning with word embeddings improves biomedical named entity recognition"</text:span></text:p>
      <text:p text:style-name="Standard">          Disease names</text:p>
      <text:p text:style-name="Standard">          Gene names</text:p>
      <text:p text:style-name="Standard">          Protein names</text:p>
      <text:p text:style-name="Standard">          Cell line names<text:line-break/>           </text:p>
      <text:p text:style-name="Standard"><text:span text:style-name="T2">Concept Normalization</text:span>   <text:span text:style-name="T1">&lt;&lt; subset in the field of interest<text:line-break/></text:span>    "Clinical Entity Encoding"</text:p>
      <text:p text:style-name="Standard"><text:span text:style-name="T2">Knowledge Extraction &amp; Summarization<text:line-break/></text:span>    Extract Knowledge<text:line-break/>        from an individual patient's records<text:line-break/>        from a group of patients with an identical ailment  &lt;&lt; cohort. <text:line-break/>        from a cohort of patients with something in common<text:line-break/><text:soft-page-break/>        from an institution's records (e.g. Peter Mac)<text:line-break/>                w.r.t treatment of a particular ailment<text:line-break/>                w.r.t a particular drug of combination of drugs<text:line-break/>                w.r.t particular types or categories of patient<text:line-break/>        from a health system (e.g. Spain's "Savanna")<text:line-break/>    Extract...<text:line-break/>         Phenotype &lt;&lt; cancer = 'proliferative cellular phenotype'. aspects related to a disease. <text:line-break/>         Patient's Perspective<text:line-break/>         Medical Events<text:line-break/>         Timeline<text:line-break/>         Relationships<text:line-break/>              "Extracting knowledge relationships from unstructured text"<text:line-break/>                   e.g. gene-gene; gene-disease; gene-drug; drug-ADR; <text:line-break/>                   "The number of known and curated gene-gene relations is growing exponentially and is cataloged in databases such as BioGRID and ChEA"<text:line-break/>                   "Medical literature itself is growing every year at a rapid rate and curating it by humans is too slow, so it would be really useful if we had a tool that could automatically curate these relationships for us"<text:line-break/>    Discover<text:line-break/>        Adverse Drug Effects<text:line-break/>        Off-label Drug Use Discovery<text:line-break/>            genotype level<text:line-break/>            phenotype level<text:line-break/>        Precursor Events<text:line-break/>        Co-occurring Events<text:line-break/>       After-occurring Events<text:line-break/>    Knowledge Summarizing<text:line-break/>        e,g ontology tree, most of them are trees. see "Oncotree" <text:line-break/><text:span text:style-name="T2">Predict<text:line-break/></text:span>     "Progression of illness conditions"<text:line-break/>     "Mortality" &lt;&lt; presumably cause and timing<text:line-break/>     "The next stage of disease progression"<text:line-break/>     "The effectiveness of treatments"<text:line-break/>     "Future unplanned hospital admissions"<text:line-break/><text:line-break/>Ken - map variants (mutations) plus a clincical phenotype (disease) and automatically generate a diagnostic report which includes diangnostic information, theraputic information and prognostic information<text:line-break/>Based on many databases including PubMed, ....  List of databases has he already sent.<text:line-break/><text:line-break/><text:line-break/>Timeline</text:p>
      <text:p text:style-name="Standard">     Tag with medical events (expected / not expected)</text:p>
      <text:p text:style-name="Standard">     Tag with life events (Google  / Facebook)</text:p>
      <text:p text:style-name="Standard">     Tag with patient reports</text:p>
      <text:p text:style-name="Standard">     Tag with start of / change to / end of treatment (inc. drug treatment or other treatment)</text:p>
      <text:p text:style-name="Standard">     Tag with hospital visits</text:p>
      <text:p text:style-name="Standard">     Tag with diagnoses</text:p>
      <text:p text:style-name="Standard">     Tag with location</text:p>
      <text:p text:style-name="Standard">     Tag with death<text:line-break/>Relationship Extraction</text:p>
      <text:p text:style-name="Standard"/>
      <text:p text:style-name="P2"><text:soft-page-break/>Pipeline</text:p>
      <text:p text:style-name="Standard">Offline</text:p>
      <text:p text:style-name="Standard">     Mapping free text to concepts in an ontology has been done by Gobbels et al</text:p>
      <text:p text:style-name="Standard">Normalization</text:p>
      <text:p text:style-name="Standard">     Disease Name Normalization</text:p>
      <text:p text:style-name="Standard">     Drug Name Normalization</text:p>
      <text:p text:style-name="Standard">     Patient Name Normalization</text:p>
      <text:p text:style-name="Standard">     Location Name Normalization</text:p>
      <text:p text:style-name="Standard">     Health Provider Name Normalization</text:p>
      <text:p text:style-name="Standard"/>
      <text:p text:style-name="P2">Systems</text:p>
      <text:p text:style-name="P3">Systems which automatically find concepts in free text from clinical narratives</text:p>
      <text:p text:style-name="P4"><text:a xlink:type="simple" xlink:href="http://www.medlingmap.org/taxonomy/term/80" text:style-name="Internet_20_link" text:visited-style-name="Visited_20_Internet_20_Link">MedLEE</text:a> (Medical Language Extraction and Encoding) <text:span text:style-name="T1">&lt;&lt; pretty old. Probably not NN based</text:span></text:p>
      <text:p text:style-name="Quotations">"The goal of MedLEE is to extract, structure, and encode clinical information in textual patient reports so that the data can be used by subsequent automated processes. This page describes how to use the most recent demonstration version of MedLEE on the Web. MedLEE was created by Carol Friedman in collaboration with the Department of Biomedical Informatics at Columbia University, the Radiology Department at Columbia University, and the Department of Computer Science at Queens College of CUNY."</text:p>
      <text:p text:style-name="P6"/>
      <text:p text:style-name="P6">Apache cTAKES <text:span text:style-name="T1">&lt;&lt; pre-NN</text:span></text:p>
      <text:p text:style-name="P6">Noble Coder [14], CLAMP (<text:a xlink:type="simple" xlink:href="http://clamp/" text:style-name="Internet_20_link" text:visited-style-name="Visited_20_Internet_20_Link">http://clamp</text:a>. <text:a xlink:type="simple" xlink:href="http://uth.edu/" text:style-name="Internet_20_link" text:visited-style-name="Visited_20_Internet_20_Link">uth.edu/</text:a>) <text:span text:style-name="T1">&lt;&lt; pre-NN</text:span> </text:p>
      <text:p text:style-name="P6">MetaMap Lite (<text:a xlink:type="simple" xlink:href="https://metamap/" text:style-name="Internet_20_link" text:visited-style-name="Visited_20_Internet_20_Link">https://metamap</text:a>. <text:a xlink:type="simple" xlink:href="http://nlm.nih.gov/download/new/" text:style-name="Internet_20_link" text:visited-style-name="Visited_20_Internet_20_Link">nlm.nih.gov/download/new/ </text:a></text:p>
      <text:p text:style-name="P6">DNorm adaptation for clinical text</text:p>
      <text:p text:style-name="P7">Systems which Normalize concept mentions</text:p>
      <text:p text:style-name="P6">"involves matching the extracted concept to a unique identifier from a medical ontology, usually one from the UMLS Metathesaurus"</text:p>
      <text:p text:style-name="Text_20_body">"<text:a xlink:type="simple" xlink:href="http://www.chokkan.org/software/crfsuite/" text:style-name="Internet_20_link" text:visited-style-name="Visited_20_Internet_20_Link">CRFsuite</text:a>" - "A fast implementation of Conditional Random Fields (CRFs)"<text:line-break/><text:line-break/><text:span text:style-name="T3">Other Systems</text:span><text:line-break/>"<text:a xlink:type="simple" xlink:href="https://www.researchgate.net/publication/316940352_TimeNet_Pre-trained_deep_recurrent_neural_network_for_time_series_classification" text:style-name="Internet_20_link" text:visited-style-name="Visited_20_Internet_20_Link">TimeNet</text:a>: Pre-trained deep recurrent neural network for time series classification" <text:span text:style-name="T1">&lt;&lt; relevant<text:line-break/></text:span>     TimeNet maps varying length time series to fixed-dimensional feature vectors and acts as an off-the-shelf feature extractor.<text:line-break/></text:p>
      <text:p text:style-name="P9">Datasets</text:p>
      <text:p text:style-name="P7">UMLS</text:p>
      <text:p text:style-name="P6">The UMLS provides a vast coverage of medical terminology in English, and it has been used previously for disease normalization</text:p>
      <text:p text:style-name="P8">CLEF</text:p>
      <text:p text:style-name="P6">CLEF eHealth information extraction tasks of 2015 and 2016 (clinical entity and concept recognition)</text:p>
      <text:p text:style-name="P10"/>
      <text:p text:style-name="P6">"In order to capture this, however, it is necessary to <text:span text:style-name="T2">pinpoint the concepts of interest, map them to standardized vocabularies, and put them in temporal context (a timeline)</text:span> in order to <text:span text:style-name="T2">then derive further knowledge</text:span>."</text:p>
      <text:p text:style-name="P10"><text:soft-page-break/></text:p>
      <text:p text:style-name="P6">"for health-related natural language processing (Health Language Processing, or HLP"</text:p>
      <text:p text:style-name="P6"/>
      <text:p text:style-name="P6">"A concept-based retrieval system can identify a concept expressed in many different ways (including synonyms as well as generalizations or specifications"</text:p>
      <text:p text:style-name="P6"/>
      <text:p text:style-name="P6">"In a keyword-based system, the user would need to specify one by one all motor vehicles, while an efficient concept-based system will retrieve them automatically if “motor vehicle” is specified as the query."</text:p>
      <text:p text:style-name="P6"/>
      <text:p text:style-name="P6">"from clinical notes written by a health provider, unstructured text captures the health narrative from the patient <text:span text:style-name="T2">and reflects the characteristics shared by a group of patients (such as suffering from a specific disease or symptom, or smoking status</text:span>).' </text:p>
      <text:p text:style-name="P6"/>
      <text:p text:style-name="P6"/>
      <text:p text:style-name="P9">Notes</text:p>
      <text:p text:style-name="P6">"For tasks such as gene name normalization, some of these works have involved list-wise learning, which learns the best list of objects associated with a concept and returns the list rather than a single object [22, 23], graphbased normalization [24], conditional random fields [25], regression-based methods [26], and semantic similarity techniques [27]."</text:p>
      <text:p text:style-name="P6"/>
      <text:p text:style-name="P6">from paper "<text:span text:style-name="T1">Deep learning with word embeddings improves biomedical named entity recognition"</text:span></text:p>
      <text:p text:style-name="P6"/>
      <text:p text:style-name="P6">"the general field of information extraction, two recent developments lead to substantial improvements. First, word embeddings have been introduced to represent a single word by a low-dimensional vector capturing—in some way—the frequencies of co-occurring adjacent words."</text:p>
      <text:p text:style-name="P6"/>
      <text:p text:style-name="P6">"word embeddings capture semantic similarities between words (as mathematical similarities between their vectors) that are not visible from their surface; for instance, the words ‘enables’ and ‘allows’ are syntactically very different, yet their meaning is somewhat related, which leads to similar sets of cooccurring words, whereas the co-occurrences of the word ‘swim’ would be completely different. The underlying idea of representing words ‘by the company they keep’"</text:p>
      <text:p text:style-name="P6"/>
      <text:p text:style-name="P6">"Following a suggestion from Lample et al. (2016), we combined</text:p>
      <text:p text:style-name="P6">the power of word embeddings, LSTMs and CRFs into a single method for biomedical NER, called LSTM-CRF. This method is completely agnostic to the type of the entity; all it requires is an entity-annotated gold standard and word embeddings pre-computed on a large, entity-independent corpus (typically all PubMed abstracts)."</text:p>
      <text:p text:style-name="P6"/>
      <text:p text:style-name="P6"/>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6:51:22.528280088</meta:creation-date>
    <dc:date>2018-09-23T16:52:52.299641514</dc:date>
    <meta:editing-duration>PT1M30S</meta:editing-duration>
    <meta:editing-cycles>1</meta:editing-cycles>
    <meta:document-statistic meta:table-count="0" meta:image-count="0" meta:object-count="0" meta:page-count="4" meta:paragraph-count="62" meta:word-count="1071" meta:character-count="7957" meta:non-whitespace-character-count="6399"/>
    <meta:generator>LibreOffice/5.1.6.2$Linux_X86_64 LibreOffice_project/10m0$Build-2</meta:generator>
  </office:meta>
</office:document-meta>
</file>